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B2000023A02B063A36.svm"/>
  <manifest:file-entry manifest:media-type="" manifest:full-path="Pictures/2000000700003DBD00002BBE07E6EB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color="#808080" fo:font-size="11pt" style:font-size-asian="11pt" style:font-size-complex="11pt"/>
    </style:style>
    <style:style style:name="P25"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6"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Heading_20_1">
      <style:text-properties fo:language="fr" fo:country="FR"/>
    </style:style>
    <style:style style:name="P30"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1" style:family="paragraph" style:parent-style-name="Heading_20_3">
      <style:text-properties fo:font-size="11pt" style:font-size-asian="11pt" style:font-size-complex="11pt"/>
    </style:style>
    <style:style style:name="P32" style:family="paragraph" style:parent-style-name="Heading_20_2">
      <style:text-properties fo:font-size="14pt" style:font-size-asian="14pt" style:font-size-complex="14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999cm" style:type="right" style:leader-style="dotted" style:leader-text="."/>
        </style:tab-stops>
      </style:paragraph-properties>
    </style:style>
    <style:style style:name="P35" style:family="paragraph" style:parent-style-name="Text_20_body" style:list-style-name="L1">
      <style:text-properties fo:font-size="11pt" fo:language="fr" fo:country="FR" style:font-size-asian="11pt" style:font-size-complex="11pt"/>
    </style:style>
    <style:style style:name="P36"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4" style:family="paragraph" style:parent-style-name="Text_20_body" style:list-style-name="L4">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6" style:family="paragraph" style:parent-style-name="Text_20_body">
      <style:text-properties fo:font-size="11pt" style:font-size-asian="11pt" style:font-size-complex="11pt"/>
    </style:style>
    <style:style style:name="P47" style:family="paragraph" style:parent-style-name="Text_20_body" style:list-style-name="L10">
      <style:text-properties fo:font-size="11pt" style:font-size-asian="11pt" style:font-size-complex="11pt"/>
    </style:style>
    <style:style style:name="P48" style:family="paragraph" style:parent-style-name="Text_20_body" style:list-style-name="L11">
      <style:text-properties fo:font-size="11pt" style:font-size-asian="11pt" style:font-size-complex="11pt"/>
    </style:style>
    <style:style style:name="P49"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Text_20_body" style:list-style-name="L3">
      <style:text-properties fo:font-style="normal" style:font-style-asian="normal" style:font-style-complex="normal"/>
    </style:style>
    <style:style style:name="P51"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53" style:family="paragraph">
      <style:paragraph-properties style:writing-mode="lr-tb"/>
      <style:text-properties fo:font-size="10pt" fo:font-weight="bold" style:font-size-asian="10pt" style:font-weight-asian="bold" style:font-size-complex="10pt" style:font-weight-complex="bold"/>
    </style:style>
    <style:style style:name="P54" style:family="paragraph">
      <style:paragraph-properties fo:text-align="center"/>
    </style:style>
    <style:style style:name="P55" style:family="paragraph">
      <style:paragraph-properties style:writing-mode="lr-tb"/>
      <style:text-properties fo:font-size="8pt" style:font-size-asian="8pt" style:font-size-complex="8pt"/>
    </style:style>
    <style:style style:name="P56" style:family="paragraph">
      <style:paragraph-properties style:writing-mode="lr-tb"/>
      <style:text-properties fo:font-size="9pt" fo:font-weight="bold" style:font-size-asian="9pt" style:font-weight-asian="bold" style:font-size-complex="9pt" style:font-weight-complex="bold"/>
    </style:style>
    <style:style style:name="P57" style:family="paragraph">
      <style:text-properties fo:font-size="9pt" style:font-size-asian="9pt" style:font-size-complex="9pt"/>
    </style:style>
    <style:style style:name="P58" style:family="paragraph">
      <style:paragraph-properties fo:text-align="center"/>
      <style:text-properties fo:font-size="12pt"/>
    </style:style>
    <style:style style:name="P59" style:family="paragraph">
      <style:paragraph-properties fo:text-align="center"/>
      <style:text-properties fo:font-size="10pt" style:font-size-asian="10pt" style:font-size-complex="10pt"/>
    </style:style>
    <style:style style:name="P60" style:family="paragraph">
      <style:paragraph-properties fo:text-align="start"/>
    </style:style>
    <style:style style:name="P61" style:family="paragraph">
      <style:paragraph-properties fo:text-align="start"/>
      <style:text-properties fo:font-size="8pt" style:font-size-asian="8pt" style:font-size-complex="8pt"/>
    </style:style>
    <style:style style:name="P62" style:family="paragraph">
      <style:paragraph-properties fo:text-align="center"/>
      <style:text-properties fo:font-size="10pt" fo:font-weight="bold" style:font-size-asian="10pt" style:font-weight-asian="bold" style:font-size-complex="10pt" style:font-weight-complex="bold"/>
    </style:style>
    <style:style style:name="P63" style:family="paragraph">
      <style:paragraph-properties fo:text-align="justify"/>
    </style:style>
    <style:style style:name="P64" style:family="paragraph">
      <style:paragraph-properties fo:text-align="justify"/>
      <style:text-properties fo:font-size="8pt" fo:font-style="italic" style:font-size-asian="8pt" style:font-style-asian="italic" style:font-size-complex="8pt" style:font-style-complex="italic"/>
    </style:style>
    <style:style style:name="P65" style:family="paragraph">
      <style:paragraph-properties fo:text-align="center"/>
      <style:text-properties fo:font-size="8pt" style:font-size-asian="8pt" style:font-size-complex="8pt"/>
    </style:style>
    <style:style style:name="P66" style:family="paragraph">
      <style:text-properties fo:font-size="12pt"/>
    </style:style>
    <style:style style:name="P67" style:family="paragraph">
      <style:paragraph-properties fo:text-align="center"/>
      <style:text-properties fo:font-size="6pt" fo:font-weight="bold" style:font-size-asian="6pt" style:font-weight-asian="bold" style:font-size-complex="6pt" style:font-weight-complex="bold"/>
    </style:style>
    <style:style style:name="P68"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User Guide</text:p>
      <text:p text:style-name="P28">FSK_COM_STACK</text:p>
      <text:p text:style-name="P28"/>
      <text:p text:style-name="P27"/>
      <text:p text:style-name="P26"/>
      <text:p text:style-name="P26"/>
      <text:p text:style-name="P26"/>
      <text:p text:style-name="P26"/>
      <text:p text:style-name="P26"/>
      <text:p text:style-name="P2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2094_2496697646" text:style-name="Index_20_Link" text:visited-style-name="Index_20_Link">1.Présentation de la pile de communication<text:tab/>2</text:a></text:p>
          <text:p text:style-name="P34"><text:a xlink:type="simple" xlink:href="#__RefHeading__1536_1487792566" text:style-name="Index_20_Link" text:visited-style-name="Index_20_Link">1.1.Accès médium<text:tab/>2</text:a></text:p>
          <text:p text:style-name="P34"><text:a xlink:type="simple" xlink:href="#__RefHeading__1538_1487792566" text:style-name="Index_20_Link" text:visited-style-name="Index_20_Link">1.2.Reconstruction d'une chaîne de caractères en réception<text:tab/>3</text:a></text:p>
          <text:p text:style-name="P34"><text:a xlink:type="simple" xlink:href="#__RefHeading__1540_1487792566" text:style-name="Index_20_Link" text:visited-style-name="Index_20_Link">1.3.Définitions des diverses trames émises et reçues<text:tab/>3</text:a></text:p>
          <text:p text:style-name="P33"><text:a xlink:type="simple" xlink:href="#__RefHeading__1542_1487792566" text:style-name="Index_20_Link" text:visited-style-name="Index_20_Link">2.La machine à états de la pile<text:tab/>5</text:a></text:p>
          <text:p text:style-name="P34"><text:a xlink:type="simple" xlink:href="#__RefHeading__1544_1487792566" text:style-name="Index_20_Link" text:visited-style-name="Index_20_Link">2.1.Les variables associées aux transitions :<text:tab/>5</text:a></text:p>
          <text:p text:style-name="P34"><text:a xlink:type="simple" xlink:href="#__RefHeading__1546_1487792566" text:style-name="Index_20_Link" text:visited-style-name="Index_20_Link">2.2.Les états de la machine<text:tab/>6</text:a></text:p>
          <text:p text:style-name="P34"><text:a xlink:type="simple" xlink:href="#__RefHeading__1548_1487792566" text:style-name="Index_20_Link" text:visited-style-name="Index_20_Link">2.3.La machine à état<text:tab/>8</text:a></text:p>
          <text:p text:style-name="P33"><text:a xlink:type="simple" xlink:href="#__RefHeading__1550_1487792566" text:style-name="Index_20_Link" text:visited-style-name="Index_20_Link">3.Les erreurs gérées <text:tab/>8</text:a></text:p>
          <text:p text:style-name="P33"><text:a xlink:type="simple" xlink:href="#__RefHeading__1552_1487792566" text:style-name="Index_20_Link" text:visited-style-name="Index_20_Link">4.L'interface utilisateur<text:tab/>9</text:a></text:p>
          <text:p text:style-name="P34"><text:a xlink:type="simple" xlink:href="#__RefHeading__1554_1487792566" text:style-name="Index_20_Link" text:visited-style-name="Index_20_Link">4.1.La variable (attribut) PhyUART_Mssg<text:tab/>9</text:a></text:p>
          <text:p text:style-name="P34"><text:a xlink:type="simple" xlink:href="#__RefHeading__1556_1487792566" text:style-name="Index_20_Link" text:visited-style-name="Index_20_Link">4.2.Les fonctions API de la pile <text:tab/>10</text:a></text:p>
          <text:p text:style-name="P33"><text:a xlink:type="simple" xlink:href="#__RefHeading__1558_1487792566" text:style-name="Index_20_Link" text:visited-style-name="Index_20_Link">5.Détails de mise en œuvre <text:tab/>12</text:a></text:p>
          <text:p text:style-name="P34"><text:a xlink:type="simple" xlink:href="#__RefHeading__1560_1487792566" text:style-name="Index_20_Link" text:visited-style-name="Index_20_Link">5.1.La gestion du temps<text:tab/>12</text:a></text:p>
          <text:p text:style-name="P34"><text:a xlink:type="simple" xlink:href="#__RefHeading__1562_1487792566" text:style-name="Index_20_Link" text:visited-style-name="Index_20_Link">5.2.L'architecture<text:tab/>13</text:a></text:p>
        </text:index-body>
      </text:table-of-content>
      <text:p text:style-name="P26"/>
      <text:p text:style-name="P26"/>
      <text:p text:style-name="P26"/>
      <text:p text:style-name="P26"/>
      <text:p text:style-name="P26"/>
      <text:p text:style-name="P26"/>
      <text:p text:style-name="P26"/>
      <text:p text:style-name="P26"/>
      <text:p text:style-name="P26"/>
      <text:p text:style-name="P26"/>
      <text:p text:style-name="P26"/>
      <text:h text:style-name="P29" text:outline-level="1"><text:bookmark-start text:name="__RefHeading___Toc2094_2496697646"/><text:soft-page-break/>Présentation de la pile de communication<text:bookmark-end text:name="__RefHeading___Toc2094_2496697646"/></text:h>
      <text:p text:style-name="P19"/>
      <text:p text:style-name="P9">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6969477181701043329" text:style-name="L1">
        <text:list-item>
          <text:p text:style-name="P35">FSK 433MHz Half Duplex,</text:p>
        </text:list-item>
        <text:list-item>
          <text:p text:style-name="P35">Appartenance à un réseau identifié par ##### en début de communication,</text:p>
        </text:list-item>
        <text:list-item>
          <text:p text:style-name="P35">Adresses « MAC » pour chaque device (8 bits), 255 adresses utilisables,</text:p>
        </text:list-item>
        <text:list-item>
          <text:p text:style-name="P35">Broadcast @ = 255,</text:p>
        </text:list-item>
        <text:list-item>
          <text:p text:style-name="P35">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2">Len</text:span>, (donc maximum théorique de 255).</text:p>
      <text:p text:style-name="P9">Le nombre maximal d'octets que l'on peut recevoir est fixé par un #define que l'on trouve dans le fichier header <text:span text:style-name="T2">MACPhyUART.h, </text:span><text:span text:style-name="T18">: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3">PhyFrame </text:span> : <text:span text:style-name="T7"><text:s/>|#####|Len|</text:span><text:span text:style-name="T8">Data</text:span><text:span text:style-name="T7">|CheckSum|. Len est le nombre d'octets reçus, préambule exclu.</text:span></text:p>
      <text:p text:style-name="P9">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30"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3"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5"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3"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3"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3"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4" svg:width="0.115cm" svg:height="0.286cm" svg:x="11.492cm" svg:y="10.765cm" svg:viewBox="0 0 116 287" svg:d="M0 287c58-646 116 0 116 0"><text:p/></draw:path><draw:path draw:name="Forme53" draw:style-name="gr8" draw:text-style-name="P54" svg:width="0.115cm" svg:height="0.286cm" svg:x="11.608cm" svg:y="11.049cm" svg:viewBox="0 0 116 287" svg:d="M0 0c58 645 116 0 116 0"><text:p/></draw:path><draw:path draw:name="Forme54" draw:style-name="gr8" draw:text-style-name="P54" svg:width="0.115cm" svg:height="0.286cm" svg:x="11.723cm" svg:y="10.765cm" svg:viewBox="0 0 116 287" svg:d="M0 287c58-646 116 0 116 0"><text:p/></draw:path><draw:path draw:name="Forme55" draw:style-name="gr8" draw:text-style-name="P54" svg:width="0.115cm" svg:height="0.286cm" svg:x="11.84cm" svg:y="11.049cm" svg:viewBox="0 0 116 287" svg:d="M0 0c58 645 116 0 116 0"><text:p/></draw:path><draw:path draw:name="Forme56" draw:style-name="gr8" draw:text-style-name="P54" svg:width="0.115cm" svg:height="0.286cm" svg:x="11.959cm" svg:y="10.765cm" svg:viewBox="0 0 116 287" svg:d="M0 287c58-646 116 0 116 0"><text:p/></draw:path><draw:path draw:name="Forme57" draw:style-name="gr8" draw:text-style-name="P54" svg:width="0.115cm" svg:height="0.286cm" svg:x="12.072cm" svg:y="11.049cm" svg:viewBox="0 0 116 287" svg:d="M0 0c58 645 116 0 116 0"><text:p/></draw:path><draw:path draw:name="Forme58" draw:style-name="gr8" draw:text-style-name="P54" svg:width="0.115cm" svg:height="0.286cm" svg:x="12.187cm" svg:y="10.765cm" svg:viewBox="0 0 116 287" svg:d="M0 287c58-646 116 0 116 0"><text:p/></draw:path><draw:path draw:name="Forme63" draw:style-name="gr8" draw:text-style-name="P54" svg:width="0.073cm" svg:height="0.286cm" svg:x="12.31cm" svg:y="11.049cm" svg:viewBox="0 0 74 287" svg:d="M0 0c37 645 74 0 74 0"><text:p/></draw:path><draw:path draw:name="Forme64" draw:style-name="gr8" draw:text-style-name="P54" svg:width="0.073cm" svg:height="0.286cm" svg:x="12.386cm" svg:y="10.765cm" svg:viewBox="0 0 74 287" svg:d="M0 287c37-646 74 0 74 0"><text:p/></draw:path><draw:path draw:name="Forme65" draw:style-name="gr8" draw:text-style-name="P54" svg:width="0.073cm" svg:height="0.286cm" svg:x="12.46cm" svg:y="11.049cm" svg:viewBox="0 0 74 287" svg:d="M0 0c37 645 74 0 74 0"><text:p/></draw:path><draw:path draw:name="Forme66" draw:style-name="gr8" draw:text-style-name="P54" svg:width="0.073cm" svg:height="0.286cm" svg:x="12.534cm" svg:y="10.765cm" svg:viewBox="0 0 74 287" svg:d="M0 287c37-646 74 0 74 0"><text:p/></draw:path><draw:path draw:name="Forme67" draw:style-name="gr8" draw:text-style-name="P54" svg:width="0.073cm" svg:height="0.286cm" svg:x="12.61cm" svg:y="11.049cm" svg:viewBox="0 0 74 287" svg:d="M0 0c37 645 74 0 74 0"><text:p/></draw:path><draw:path draw:name="Forme68" draw:style-name="gr8" draw:text-style-name="P54" svg:width="0.073cm" svg:height="0.286cm" svg:x="12.684cm" svg:y="10.765cm" svg:viewBox="0 0 74 287" svg:d="M0 287c37-646 74 0 74 0"><text:p/></draw:path><draw:path draw:name="Forme69" draw:style-name="gr8" draw:text-style-name="P54" svg:width="0.073cm" svg:height="0.286cm" svg:x="12.755cm" svg:y="11.049cm" svg:viewBox="0 0 74 287" svg:d="M0 0c37 645 74 0 74 0"><text:p/></draw:path><draw:path draw:name="Forme75" draw:style-name="gr9" draw:text-style-name="P54" svg:width="0.115cm" svg:height="0.286cm" svg:x="11.723cm" svg:y="10.765cm" svg:viewBox="0 0 116 287" svg:d="M0 287c58-646 116 0 116 0"><text:p/></draw:path><draw:path draw:name="Forme76" draw:style-name="gr9" draw:text-style-name="P54" svg:width="0.115cm" svg:height="0.286cm" svg:x="11.84cm" svg:y="11.049cm" svg:viewBox="0 0 116 287" svg:d="M0 0c58 645 116 0 116 0"><text:p/></draw:path><draw:path draw:name="Forme77" draw:style-name="gr9" draw:text-style-name="P54" svg:width="0.115cm" svg:height="0.286cm" svg:x="11.959cm" svg:y="10.765cm" svg:viewBox="0 0 116 287" svg:d="M0 287c58-646 116 0 116 0"><text:p/></draw:path><draw:path draw:name="Forme78" draw:style-name="gr9" draw:text-style-name="P54" svg:width="0.115cm" svg:height="0.286cm" svg:x="12.072cm" svg:y="11.049cm" svg:viewBox="0 0 116 287" svg:d="M0 0c58 645 116 0 116 0"><text:p/></draw:path><draw:path draw:name="Forme79" draw:style-name="gr9" draw:text-style-name="P54" svg:width="0.115cm" svg:height="0.286cm" svg:x="12.187cm" svg:y="10.765cm" svg:viewBox="0 0 116 287" svg:d="M0 287c58-646 116 0 116 0"><text:p/></draw:path><draw:path draw:name="Forme84" draw:style-name="gr9" draw:text-style-name="P54" svg:width="0.073cm" svg:height="0.286cm" svg:x="12.31cm" svg:y="11.049cm" svg:viewBox="0 0 74 287" svg:d="M0 0c37 645 74 0 74 0"><text:p/></draw:path><draw:path draw:name="Forme85" draw:style-name="gr9" draw:text-style-name="P54" svg:width="0.073cm" svg:height="0.286cm" svg:x="12.386cm" svg:y="10.765cm" svg:viewBox="0 0 74 287" svg:d="M0 287c37-646 74 0 74 0"><text:p/></draw:path><draw:path draw:name="Forme86" draw:style-name="gr9" draw:text-style-name="P54" svg:width="0.073cm" svg:height="0.286cm" svg:x="12.46cm" svg:y="11.049cm" svg:viewBox="0 0 74 287" svg:d="M0 0c37 645 74 0 74 0"><text:p/></draw:path><draw:g draw:name="Forme87" draw:style-name="gr10"><draw:path draw:style-name="gr9" draw:text-style-name="P54" svg:width="0.115cm" svg:height="0.286cm" svg:x="11.492cm" svg:y="10.765cm" svg:viewBox="0 0 116 287" svg:d="M0 287c58-646 116 0 116 0"><text:p/></draw:path><draw:path draw:style-name="gr9" draw:text-style-name="P54" svg:width="0.115cm" svg:height="0.286cm" svg:x="11.608cm" svg:y="11.049cm" svg:viewBox="0 0 116 287" svg:d="M0 0c58 645 116 0 116 0"><text:p/></draw:path></draw:g><draw:path draw:name="Forme102" draw:style-name="gr9" draw:text-style-name="P54" svg:width="0.073cm" svg:height="0.286cm" svg:x="12.46cm" svg:y="11.049cm" svg:viewBox="0 0 74 287" svg:d="M74 0c-37 645-74 0-74 0"><text:p/></draw:path><draw:path draw:name="Forme103" draw:style-name="gr9" draw:text-style-name="P54" svg:width="0.073cm" svg:height="0.291cm" svg:x="12.534cm" svg:y="10.759cm" svg:viewBox="0 0 74 292" svg:d="M0 292c37-656 74 0 74 0"><text:p/></draw:path><draw:path draw:name="Forme104" draw:style-name="gr9" draw:text-style-name="P54" svg:width="0.074cm" svg:height="0.286cm" svg:x="12.684cm" svg:y="10.765cm" svg:viewBox="0 0 75 287" svg:d="M75 287c-38-646-75 0-75 0"><text:p/></draw:path><draw:path draw:name="Forme105" draw:style-name="gr9" draw:text-style-name="P54" svg:width="0.074cm" svg:height="0.286cm" svg:x="12.61cm" svg:y="11.049cm" svg:viewBox="0 0 75 287" svg:d="M75 0c-38 645-75 0-75 0"><text:p/></draw:path><draw:path draw:name="Forme107" draw:style-name="gr9" draw:text-style-name="P54" svg:width="0.074cm" svg:height="0.286cm" svg:x="12.755cm" svg:y="11.049cm" svg:viewBox="0 0 75 287" svg:d="M75 0c-38 645-75 0-75 0"><text:p/></draw:path><draw:path draw:name="Forme111" draw:style-name="gr9" draw:text-style-name="P54" svg:width="0.115cm" svg:height="0.286cm" svg:x="11.723cm" svg:y="10.765cm" svg:viewBox="0 0 116 287" svg:d="M0 287c58-646 116 0 116 0"><text:p/></draw:path><draw:path draw:name="Forme112" draw:style-name="gr9" draw:text-style-name="P54" svg:width="0.115cm" svg:height="0.286cm" svg:x="11.84cm" svg:y="11.049cm" svg:viewBox="0 0 116 287" svg:d="M0 0c58 645 116 0 116 0"><text:p/></draw:path></draw:g><draw:g text:anchor-type="paragraph" draw:z-index="11" draw:name="DrawObject 8" draw:style-name="gr1"><draw:path draw:name="Forme 31" draw:style-name="gr8" draw:text-style-name="P54" svg:width="0.106cm" svg:height="0.036cm" svg:x="11.587cm" svg:y="11.617cm" svg:viewBox="0 0 107 37" svg:d="M0 37c54-83 107 0 107 0"><text:p/></draw:path><draw:path draw:name="Forme 32" draw:style-name="gr8" draw:text-style-name="P54" svg:width="0.106cm" svg:height="0.036cm" svg:x="11.693cm" svg:y="11.649cm" svg:viewBox="0 0 107 37" svg:d="M0 0c53 83 107 0 107 0"><text:p/></draw:path><draw:path draw:name="Forme 33" draw:style-name="gr8" draw:text-style-name="P54" svg:width="0.106cm" svg:height="0.036cm" svg:x="11.802cm" svg:y="11.617cm" svg:viewBox="0 0 107 37" svg:d="M0 37c54-83 107 0 107 0"><text:p/></draw:path><draw:path draw:name="Forme 34" draw:style-name="gr8" draw:text-style-name="P54" svg:width="0.106cm" svg:height="0.036cm" svg:x="11.908cm" svg:y="11.649cm" svg:viewBox="0 0 107 37" svg:d="M0 0c53 83 107 0 107 0"><text:p/></draw:path><draw:path draw:name="Forme 35" draw:style-name="gr8" draw:text-style-name="P54" svg:width="0.106cm" svg:height="0.036cm" svg:x="12.014cm" svg:y="11.617cm" svg:viewBox="0 0 107 37" svg:d="M0 37c54-83 107 0 107 0"><text:p/></draw:path><draw:path draw:name="Forme 36" draw:style-name="gr8" draw:text-style-name="P54" svg:width="0.106cm" svg:height="0.036cm" svg:x="12.12cm" svg:y="11.649cm" svg:viewBox="0 0 107 37" svg:d="M0 0c53 83 107 0 107 0"><text:p/></draw:path><draw:path draw:name="Forme 37" draw:style-name="gr8" draw:text-style-name="P54" svg:width="0.106cm" svg:height="0.036cm" svg:x="12.229cm" svg:y="11.617cm" svg:viewBox="0 0 107 37" svg:d="M0 37c54-83 107 0 107 0"><text:p/></draw:path><draw:path draw:name="Forme 38" draw:style-name="gr8" draw:text-style-name="P54" svg:width="0.068cm" svg:height="0.036cm" svg:x="12.342cm" svg:y="11.649cm" svg:viewBox="0 0 69 37" svg:d="M0 0c34 83 69 0 69 0"><text:p/></draw:path><draw:path draw:name="Forme 39" draw:style-name="gr8" draw:text-style-name="P54" svg:width="0.068cm" svg:height="0.036cm" svg:x="12.411cm" svg:y="11.617cm" svg:viewBox="0 0 69 37" svg:d="M0 37c34-83 69 0 69 0"><text:p/></draw:path><draw:path draw:name="Forme 40" draw:style-name="gr8" draw:text-style-name="P54" svg:width="0.068cm" svg:height="0.036cm" svg:x="12.478cm" svg:y="11.649cm" svg:viewBox="0 0 69 37" svg:d="M0 0c34 83 69 0 69 0"><text:p/></draw:path><draw:path draw:name="Forme 41" draw:style-name="gr8" draw:text-style-name="P54" svg:width="0.068cm" svg:height="0.036cm" svg:x="12.548cm" svg:y="11.617cm" svg:viewBox="0 0 69 37" svg:d="M0 37c34-83 69 0 69 0"><text:p/></draw:path><draw:path draw:name="Forme 42" draw:style-name="gr8" draw:text-style-name="P54" svg:width="0.068cm" svg:height="0.036cm" svg:x="12.615cm" svg:y="11.649cm" svg:viewBox="0 0 69 37" svg:d="M0 0c34 83 69 0 69 0"><text:p/></draw:path><draw:path draw:name="Forme 43" draw:style-name="gr8" draw:text-style-name="P54" svg:width="0.068cm" svg:height="0.036cm" svg:x="12.685cm" svg:y="11.617cm" svg:viewBox="0 0 69 37" svg:d="M0 37c34-83 69 0 69 0"><text:p/></draw:path><draw:path draw:name="Forme 44" draw:style-name="gr8" draw:text-style-name="P54" svg:width="0.068cm" svg:height="0.036cm" svg:x="12.753cm" svg:y="11.649cm" svg:viewBox="0 0 69 37" svg:d="M0 0c34 83 69 0 69 0"><text:p/></draw:path><draw:path draw:name="Forme 45" draw:style-name="gr9" draw:text-style-name="P54" svg:width="0.106cm" svg:height="0.036cm" svg:x="11.802cm" svg:y="11.617cm" svg:viewBox="0 0 107 37" svg:d="M0 37c54-83 107 0 107 0"><text:p/></draw:path><draw:path draw:name="Forme 46" draw:style-name="gr9" draw:text-style-name="P54" svg:width="0.106cm" svg:height="0.036cm" svg:x="11.908cm" svg:y="11.649cm" svg:viewBox="0 0 107 37" svg:d="M0 0c53 83 107 0 107 0"><text:p/></draw:path><draw:path draw:name="Forme 47" draw:style-name="gr9" draw:text-style-name="P54" svg:width="0.106cm" svg:height="0.036cm" svg:x="12.014cm" svg:y="11.617cm" svg:viewBox="0 0 107 37" svg:d="M0 37c54-83 107 0 107 0"><text:p/></draw:path><draw:path draw:name="Forme 48" draw:style-name="gr9" draw:text-style-name="P54" svg:width="0.106cm" svg:height="0.036cm" svg:x="12.123cm" svg:y="11.649cm" svg:viewBox="0 0 107 37" svg:d="M0 0c53 83 107 0 107 0"><text:p/></draw:path><draw:path draw:name="Forme 49" draw:style-name="gr9" draw:text-style-name="P54" svg:width="0.106cm" svg:height="0.036cm" svg:x="12.229cm" svg:y="11.617cm" svg:viewBox="0 0 107 37" svg:d="M0 37c54-83 107 0 107 0"><text:p/></draw:path><draw:path draw:name="Forme 50" draw:style-name="gr9" draw:text-style-name="P54" svg:width="0.068cm" svg:height="0.036cm" svg:x="12.342cm" svg:y="11.649cm" svg:viewBox="0 0 69 37" svg:d="M0 0c34 83 69 0 69 0"><text:p/></draw:path><draw:path draw:name="Forme 51" draw:style-name="gr9" draw:text-style-name="P54" svg:width="0.068cm" svg:height="0.036cm" svg:x="12.411cm" svg:y="11.617cm" svg:viewBox="0 0 69 37" svg:d="M0 37c34-83 69 0 69 0"><text:p/></draw:path><draw:path draw:name="Forme 52" draw:style-name="gr9" draw:text-style-name="P54" svg:width="0.068cm" svg:height="0.036cm" svg:x="12.478cm" svg:y="11.649cm" svg:viewBox="0 0 69 37" svg:d="M0 0c34 83 69 0 69 0"><text:p/></draw:path><draw:g draw:name="Forme 53" draw:style-name="gr10"><draw:path draw:style-name="gr9" draw:text-style-name="P54" svg:width="0.106cm" svg:height="0.036cm" svg:x="11.587cm" svg:y="11.617cm" svg:viewBox="0 0 107 37" svg:d="M0 37c54-83 107 0 107 0"><text:p/></draw:path><draw:path draw:style-name="gr9" draw:text-style-name="P54" svg:width="0.106cm" svg:height="0.036cm" svg:x="11.693cm" svg:y="11.649cm" svg:viewBox="0 0 107 37" svg:d="M0 0c53 83 107 0 107 0"><text:p/></draw:path></draw:g><draw:path draw:name="Forme 54" draw:style-name="gr9" draw:text-style-name="P54" svg:width="0.068cm" svg:height="0.036cm" svg:x="12.478cm" svg:y="11.649cm" svg:viewBox="0 0 69 37" svg:d="M69 0c-35 83-69 0-69 0"><text:p/></draw:path><draw:path draw:name="Forme 55" draw:style-name="gr9" draw:text-style-name="P54" svg:width="0.068cm" svg:height="0.036cm" svg:x="12.548cm" svg:y="11.611cm" svg:viewBox="0 0 69 37" svg:d="M0 37c34-84 69 0 69 0"><text:p/></draw:path><draw:path draw:name="Forme 56" draw:style-name="gr9" draw:text-style-name="P54" svg:width="0.068cm" svg:height="0.036cm" svg:x="12.686cm" svg:y="11.617cm" svg:viewBox="0 0 69 37" svg:d="M69 37c-35-83-69 0-69 0"><text:p/></draw:path><draw:path draw:name="Forme 57" draw:style-name="gr9" draw:text-style-name="P54" svg:width="0.068cm" svg:height="0.036cm" svg:x="12.617cm" svg:y="11.649cm" svg:viewBox="0 0 69 37" svg:d="M69 0c-35 83-69 0-69 0"><text:p/></draw:path><draw:path draw:name="Forme 58" draw:style-name="gr9" draw:text-style-name="P54" svg:width="0.068cm" svg:height="0.036cm" svg:x="12.754cm" svg:y="11.649cm" svg:viewBox="0 0 69 37" svg:d="M69 0c-35 83-69 0-69 0"><text:p/></draw:path><draw:path draw:name="Forme 59" draw:style-name="gr9" draw:text-style-name="P54" svg:width="0.106cm" svg:height="0.036cm" svg:x="11.802cm" svg:y="11.617cm" svg:viewBox="0 0 107 37" svg:d="M0 37c54-83 107 0 107 0"><text:p/></draw:path><draw:path draw:name="Forme 60" draw:style-name="gr9" draw:text-style-name="P54"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3"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4" svg:x1="7.691cm" svg:y1="0.108cm" svg:x2="7.691cm" svg:y2="2.168cm"><text:p/></draw:line><draw:line draw:name="Ligne verticale 3" draw:style-name="gr6" draw:text-style-name="P54" svg:x1="9.524cm" svg:y1="2.168cm" svg:x2="9.506cm" svg:y2="0.108cm"><text:p/></draw:line></draw:g><draw:frame text:anchor-type="paragraph" draw:z-index="16" draw:name="Cadre de texte 38" draw:style-name="gr17" draw:text-style-name="P55"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7" svg:width="2.281cm" svg:height="0.733cm" svg:x="14.677cm" svg:y="0.37cm"><draw:text-box><text:p><text:span text:style-name="T38">Long = Len – 4 au minimum !</text:span></text:p></draw:text-box></draw:frame></text:p>
      <text:p text:style-name="P4"><draw:line text:anchor-type="paragraph" draw:z-index="33" draw:style-name="gr24" draw:text-style-name="P54" svg:x1="14.351cm" svg:y1="-0.076cm" svg:x2="12.199cm" svg:y2="-0.071cm"><text:p/></draw:line></text:p>
      <text:p text:style-name="P4"><draw:frame text:anchor-type="paragraph" draw:z-index="31" draw:name="Cadre de texte 33" draw:style-name="gr26" draw:text-style-name="P55"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4" svg:x1="13.882cm" svg:y1="0.802cm" svg:x2="13.882cm" svg:y2="-0.064cm"><text:p/></draw:line><draw:frame text:anchor-type="paragraph" draw:z-index="39" draw:style-name="gr28" draw:text-style-name="P57"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5"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4" svg:x1="7.692cm" svg:y1="0.158cm" svg:x2="7.692cm" svg:y2="1.259cm"><text:p/></draw:line><draw:line draw:name="Ligne verticale 6" draw:style-name="gr6" draw:text-style-name="P54" svg:x1="9.525cm" svg:y1="1.259cm" svg:x2="9.507cm" svg:y2="0.158cm"><text:p/></draw:line></draw:g><draw:frame text:anchor-type="paragraph" draw:z-index="35" draw:name="Cadre de texte 33" draw:style-name="gr22" draw:text-style-name="P55"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4" svg:x1="13.882cm" svg:y1="0.981cm" svg:x2="13.882cm" svg:y2="0.115cm"><text:p/></draw:line><draw:frame text:anchor-type="paragraph" draw:z-index="37" draw:style-name="gr23" draw:text-style-name="P57" svg:width="2.281cm" svg:height="0.511cm" svg:x="14.187cm" svg:y="0.33cm"><draw:text-box><text:p><text:span text:style-name="T38">Checksum OK</text:span></text:p></draw:text-box></draw:frame></text:p>
      <text:p text:style-name="P4"><draw:frame text:anchor-type="paragraph" draw:z-index="23" draw:name="Cadre de texte 33" draw:style-name="gr21" draw:text-style-name="P55"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4" svg:x1="7.666cm" svg:y1="0.409cm" svg:x2="7.666cm" svg:y2="1.24cm"><text:p/></draw:line><draw:line text:anchor-type="paragraph" draw:z-index="15" draw:name="Ligne verticale 9" draw:style-name="gr7" draw:text-style-name="P54" svg:x1="9.557cm" svg:y1="1.24cm" svg:x2="9.557cm" svg:y2="0.374cm"><text:p/></draw:line><draw:frame text:anchor-type="paragraph" draw:z-index="24" draw:name="Cadre de texte 33" draw:style-name="gr22" draw:text-style-name="P55"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6" svg:width="2.911cm" svg:height="0.733cm" svg:x="7.34cm" svg:y="-0.004cm"><draw:text-box><text:p><text:span text:style-name="T34">UART_FSK_103.c </text:span></text:p><text:p><text:span text:style-name="T34">/ UART_L031.c</text:span></text:p></draw:text-box></draw:frame><draw:line text:anchor-type="paragraph" draw:z-index="29" draw:style-name="gr24" draw:text-style-name="P54" svg:x1="12.416cm" svg:y1="1.469cm" svg:x2="14.497cm" svg:y2="0.097cm"><text:p/></draw:line><draw:custom-shape text:anchor-type="paragraph" draw:z-index="30" draw:style-name="gr25" draw:text-style-name="P54"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4" svg:x1="9.527cm" svg:y1="1.497cm" svg:x2="9.527cm" svg:y2="0.425cm"><text:p/></draw:line><draw:frame text:anchor-type="paragraph" draw:z-index="26" draw:name="Cadre de texte 33" draw:style-name="gr21" draw:text-style-name="P55"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4" svg:x1="7.692cm" svg:y1="-0.159cm" svg:x2="7.692cm" svg:y2="0.839cm"><text:p/></draw:line><draw:frame text:anchor-type="paragraph" draw:z-index="25" draw:name="Cadre de texte 33" draw:style-name="gr17" draw:text-style-name="P55"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4" svg:x1="1.797cm" svg:y1="1.387cm" svg:x2="3.256cm" svg:y2="0.353cm"><text:p/></draw:line></text:p>
      <text:p text:style-name="P5"/>
      <text:p text:style-name="P5"><draw:frame text:anchor-type="paragraph" draw:z-index="27" draw:style-name="gr23" draw:text-style-name="P57"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4" svg:x1="5.311cm" svg:y1="0.355cm" svg:x2="5.578cm" svg:y2="0.355cm"><text:p/></draw:line><draw:line draw:name="Ligne 11" draw:style-name="gr12" draw:text-style-name="P54" svg:x1="5.576cm" svg:y1="0.676cm" svg:x2="5.576cm" svg:y2="0.355cm"><text:p/></draw:line><draw:line draw:name="Ligne 12" draw:style-name="gr12" draw:text-style-name="P54" svg:x1="5.576cm" svg:y1="0.676cm" svg:x2="5.734cm" svg:y2="0.676cm"><text:p/></draw:line><draw:line draw:name="Ligne 13" draw:style-name="gr12" draw:text-style-name="P54"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4"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4"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4"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4" svg:x1="7.052cm" svg:y1="0.355cm" svg:x2="7.319cm" svg:y2="0.355cm"><text:p/></draw:line></draw:g><draw:g text:anchor-type="paragraph" draw:z-index="18" draw:name="DrawObject11" draw:style-name="gr1"><draw:line draw:name="Ligne 10" draw:style-name="gr12" draw:text-style-name="P54" svg:x1="9.731cm" svg:y1="0.212cm" svg:x2="9.998cm" svg:y2="0.212cm"><text:p/></draw:line><draw:line draw:name="Ligne 11" draw:style-name="gr12" draw:text-style-name="P54" svg:x1="9.999cm" svg:y1="0.533cm" svg:x2="9.999cm" svg:y2="0.212cm"><text:p/></draw:line><draw:line draw:name="Ligne 12" draw:style-name="gr12" draw:text-style-name="P54" svg:x1="9.999cm" svg:y1="0.533cm" svg:x2="10.157cm" svg:y2="0.533cm"><text:p/></draw:line><draw:line draw:name="Ligne 13" draw:style-name="gr12" draw:text-style-name="P54"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4"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4"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4"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4" svg:x1="11.472cm" svg:y1="0.212cm" svg:x2="11.739cm" svg:y2="0.212cm"><text:p/></draw:line></draw:g><draw:line text:anchor-type="paragraph" draw:z-index="7" draw:name="Ligne verticale 8" draw:style-name="gr7" draw:text-style-name="P54" svg:x1="9.544cm" svg:y1="1.092cm" svg:x2="9.544cm" svg:y2="0.002cm"><text:p/></draw:line><draw:line text:anchor-type="paragraph" draw:z-index="6" draw:name="Ligne verticale 7" draw:style-name="gr7" draw:text-style-name="P54" svg:x1="7.712cm" svg:y1="0.002cm" svg:x2="7.712cm" svg:y2="1.092cm"><text:p/></draw:line></text:p>
      <text:p text:style-name="P5"/>
      <text:p text:style-name="P5"><draw:line text:anchor-type="paragraph" draw:z-index="9" draw:name="Ligne 8" draw:style-name="gr11" draw:text-style-name="P54" svg:x1="10.545cm" svg:y1="0.027cm" svg:x2="11.522cm" svg:y2="0.041cm"><text:p/></draw:line></text:p>
      <text:p text:style-name="P5"><draw:line text:anchor-type="paragraph" draw:z-index="10" draw:name="Ligne 9" draw:style-name="gr11" draw:text-style-name="P54"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3"><draw:line text:anchor-type="paragraph" draw:z-index="40" draw:style-name="gr29" draw:text-style-name="P54" svg:x1="0.065cm" svg:y1="-0.179cm" svg:x2="11.543cm" svg:y2="-0.191cm"><text:p/></draw:line>PhyUART_Start</text:p>
      <text:p text:style-name="P10"><text:span text:style-name="T6">type</text:span> char,</text:p>
      <text:p text:style-name="P10"><text:span text:style-name="T6">Set </text:span>: fct PhyUART_StartFSM<text:span text:style-name="T2">(),</text:span></text:p>
      <text:p text:style-name="P14"><text:span text:style-name="T19">Reset</text:span><text:span text:style-name="T2"> </text:span><text:span text:style-name="T18">: jamais </text:span></text:p>
      <text:p text:style-name="P15"/>
      <text:p text:style-name="P15">Transitions pour quitter l'état <text:span text:style-name="T5">WaitForHeader</text:span></text:p>
      <text:p text:style-name="P13"><draw:line text:anchor-type="paragraph" draw:z-index="41" draw:style-name="gr29" draw:text-style-name="P54" svg:x1="0.046cm" svg:y1="-0.198cm" svg:x2="11.524cm" svg:y2="-0.21cm"><text:p/></draw:line>NewStrToSend </text:p>
      <text:p text:style-name="P10"><text:span text:style-name="T6">type</text:span> char,</text:p>
      <text:p text:style-name="P10"><text:span text:style-name="T6">Set </text:span>: fct <text:span text:style-name="T2">PhyUART_SendNewMssg(),</text:span></text:p>
      <text:p text:style-name="P10"><text:span text:style-name="T19">Reset</text:span><text:span text:style-name="T2"> </text:span><text:span text:style-name="T18">: dès qu'il a été pris en compte (entrée état </text:span><text:span text:style-name="T12">Framing</text:span><text:span text:style-name="T18">).</text:span></text:p>
      <text:p text:style-name="P16"/>
      <text:p text:style-name="P15">Message envoyé</text:p>
      <text:p text:style-name="P10"><text:span text:style-name="T6">type</text:span> ce n'est pas une variable. C'est la fin de transmission UART vers FSK qui se fait en polling. Cela correspond donc à la fin de la fonction print de l'UART,</text:p>
      <text:p text:style-name="P10"><text:span text:style-name="T6">Set </text:span>: Lors de la fin de transmission effective (flag de l'UART),</text:p>
      <text:p text:style-name="P10"><text:span text:style-name="T19">Reset</text:span><text:span text:style-name="T2"> </text:span><text:span text:style-name="T18">: automatique ou à faire logiciellement dans la fonction print UART.</text:span></text:p>
      <text:p text:style-name="P10"/>
      <text:p text:style-name="P15">UART_HeaderDetected</text:p>
      <text:p text:style-name="P10"><text:span text:style-name="T6">type</text:span> char,</text:p>
      <text:p text:style-name="P10"><text:span text:style-name="T6">Set </text:span>: dans le callback UART, si la séquence de ##### est trouvée,</text:p>
      <text:p text:style-name="P10"><text:span text:style-name="T19">Reset</text:span><text:span text:style-name="T2"> </text:span><text:span text:style-name="T18">: dès qu'il a été pris en compte (entrée état </text:span><text:span text:style-name="T11">ReadingFrame</text:span><text:span text:style-name="T18">).</text:span></text:p>
      <text:p text:style-name="P16"/>
      <text:p text:style-name="P10">Transitions pour quitter les états <text:span text:style-name="T3">ReadingFrame, Checksum, UpdateMssgForMAC</text:span></text:p>
      <text:p text:style-name="P15"><draw:line text:anchor-type="paragraph" draw:z-index="42" draw:style-name="gr29" draw:text-style-name="P54" svg:x1="0.101cm" svg:y1="-0.085cm" svg:x2="11.579cm" svg:y2="-0.097cm"><text:p/></draw:line>Time Out</text:p>
      <text:p text:style-name="P10"><text:span text:style-name="T6">type</text:span> char,</text:p>
      <text:p text:style-name="P10"><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0"><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5">Len OK</text:p>
      <text:p text:style-name="P10"><text:span text:style-name="T6">type</text:span> bool, test</text:p>
      <text:p text:style-name="P10"><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0">Par défaut <text:s/><text:span text:style-name="T2">StringLenMax = 30 (ce qui implique une charge utile de 26 octets dans le message MAC),</text:span></text:p>
      <text:p text:style-name="P10">Par défaut <text:s/><text:span text:style-name="T2">StringLenMax = 5 (Byte Len + Byte @Src + Byte @Dest + 1 Byte data + 1 Byte CheckSum)</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5">CheckSumError</text:p>
      <text:p text:style-name="P10"><text:span text:style-name="T6">type</text:span> bool, test</text:p>
      <text:p text:style-name="P10"><text:span text:style-name="T6">Set </text:span>: test de la valeur du Checksum. Si le CheckSum n'est pas bon, <text:s/><text:span text:style-name="T2">PhyUART_Mssg.Error</text:span><text:span text:style-name="T18"> est <text:s/>mise à </text:span><text:span text:style-name="T2">CheckSumError.</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5">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5">typedef enum</text:span> {</text:p>
      <text:p text:style-name="P20"><text:tab/>Ready,</text:p>
      <text:p text:style-name="P20"><text:tab/>Listening,</text:p>
      <text:p text:style-name="P20"><text:tab/>ReceivingMssg,</text:p>
      <text:p text:style-name="P20"><text:tab/>SendingMssg,</text:p>
      <text:p text:style-name="P20">}<text:span text:style-name="T25">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31"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31" text:outline-level="3">Etat ReadingFrame</text:h>
      <text:p text:style-name="P10">Extrait la longueur <text:span text:style-name="T2">Len</text:span> de la chaîne, puis stocke l'ensemble dans la variable <text:span text:style-name="T2">IncomingMssg</text:span>. Si tout s'est bien passé, la FSM évolue vers l'état <text:span text:style-name="T2">CheckSum</text:span>.</text:p>
      <text:p text:style-name="P10"/>
      <text:h text:style-name="P31" text:outline-level="3">Etat CheckSum</text:h>
      <text:p text:style-name="P10">Vérifie la valeur du <text:span text:style-name="T2">CheckSum</text:span>, puis le cas échéant, évolue vers l'état <text:span text:style-name="T2">UpdateMssgForMAC</text:span>.</text:p>
      <text:p text:style-name="P10"/>
      <text:h text:style-name="P31" text:outline-level="3">Etat UpdateMssgForMAC</text:h>
      <text:p text:style-name="P10">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0"><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10"/>
      <text:h text:style-name="P31"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10"/>
      <text:h text:style-name="P31" text:outline-level="3">Etat SendMssg</text:h>
      <text:p text:style-name="P10">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10"/>
      <text:h text:style-name="P32"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5">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21"/>
      <text:p text:style-name="P21"><text:span text:style-name="T25">struct</text:span> PhyUART_Mssg_type</text:p>
      <text:p text:style-name="P21">{</text:p>
      <text:p text:style-name="P21"><text:tab/>char StrReceived[StringLenMax-2]; <text:s/>// |Org@|Dest@|Data| , il n'y a plus Len ni Checksum : <text:span text:style-name="T27">inaccessible</text:span></text:p>
      <text:p text:style-name="P21"><text:tab/>char LenStrReceived; <text:s/>// longueur de la chaîne StrReceived : <text:span text:style-name="T25">accessible R</text:span></text:p>
      <text:p text:style-name="P21"><text:tab/>char NewStrReceived; // indicateur nouvelle chaîne arrivée du réseau ##### : <text:span text:style-name="T25">accessible R</text:span></text:p>
      <text:p text:style-name="P21"><text:tab/>// ---&lt; Ajout MAC &gt;-----//</text:p>
      <text:p text:style-name="P21"><text:tab/>char MACMatch;<text:tab/> <text:s/>// indicateur validité MAC , @dest =My ou @dest = 0xFF : <text:span text:style-name="T27">inaccessible</text:span><text:tab/></text:p>
      <text:p text:style-name="P21"><text:tab/>char My; // Adresse MAC propre du module : <text:span text:style-name="T25">accessible W</text:span><text:tab/><text:tab/><text:tab/><text:tab/><text:tab/></text:p>
      <text:p text:style-name="P21"><text:tab/>char MACStrReceived[StringLenMax-4]; <text:s text:c="3"/>// |Data| : on enlève les adresses d'origines et de destination : <text:s/><text:span text:style-name="T25">accessible R</text:span></text:p>
      <text:p text:style-name="P21"><text:tab/>char MACLenStrReceived; // longueur de la chaîne StrReceived : <text:span text:style-name="T25">accessible R</text:span></text:p>
      <text:p text:style-name="P21"><text:tab/>char MACNewStrReceived; // indicateur nouvelle chaîne MAC arrivée du réseau ##### : <text:span text:style-name="T25">accessible R</text:span><text:tab/><text:tab/><text:tab/></text:p>
      <text:p text:style-name="P21"><text:tab/>char MACSrcAdress; <text:s/>// Adresse MAC origine du message  : <text:span text:style-name="T25">accessible R</text:span></text:p>
      <text:p text:style-name="P21"><text:tab/>// ---&lt; Fin Ajout MAC &gt;-----//</text:p>
      <text:p text:style-name="P21"><text:tab/>char StrToSend[StringLenMax]; // données brutes à transmettre de puis l'application : <text:span text:style-name="T25">accessible W</text:span></text:p>
      <text:p text:style-name="P21"><text:tab/>char LenStrToSend; // longueur de la chaîne à transmettre, cad nombre de données précédente : <text:span text:style-name="T25">accessible W</text:span></text:p>
      <text:p text:style-name="P21"><text:tab/>char NewStrToSend; // indicateur nouvelle chaîne à émettre: <text:span text:style-name="T27">inaccessible</text:span><text:tab/></text:p>
      <text:p text:style-name="P21"><text:tab/>PhyUART_StatusType Status; // état de la pile (voir énumération $2.2) : <text:span text:style-name="T25">accessible R</text:span></text:p>
      <text:p text:style-name="P21"><text:tab/>PhyUART_ErrorType Error; // erreur de réception : : <text:span text:style-name="T25">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8">#define</text:span> UART_Prio_CD <text:span text:style-name="T27">0 </text:span>// priorité donnée à l'interruption externe connectée à CD. Elle est à la valeur prioritaire, donc 0.<text:tab/></text:p>
      <text:p text:style-name="P24">#define UART_Prio (UART_Prio_CD+1) <text:s/>// priorité donnée à l'UART en réception d'octet. Niveau juste au dessus de CD.</text:p>
      <text:p text:style-name="P24">#define PhyUART_FSM_Prio (UART_Prio+1) <text:s/>// priorité donnée au timer qui cadence la FSM. Juste au dessus de celle de l'UART.</text:p>
      <text:p text:style-name="P10"><text:span text:style-name="T6">NB</text:span> : Le user n'a qu'à régler le premier #define. Il est recommandé</text:p>
      <text:p text:style-name="P10"/>
      <text:p text:style-name="P10"><text:span text:style-name="T28">#define</text:span> TIM_PhyUART_FSM TIM2 // Précise le timer associé au cadencement de la FSM.</text:p>
      <text:p text:style-name="P10"><text:span text:style-name="T28">#define</text:span> PhyUART_BdRate 38400 // précise le débit de l'UART pour la FSK</text:p>
      <text:p text:style-name="P10"><text:span text:style-name="T6">NB </text:span>: L'UART utilisée est définie dans le module immédiatement inférieur concernant la FSK (voir architecture logicielle)</text:p>
      <text:p text:style-name="P10"/>
      <text:p text:style-name="P10"><text:span text:style-name="T28">#define</text:span> StringLenMax 30 <text:s text:c="2"/>// Nbre d'octets maximum reçus par l'UART (hors préambule) : |Len | data (dont @) |Checksum| , </text:p>
      <text:p text:style-name="P10"><text:span text:style-name="T28">#define</text:span> StringLenMin 5 <text:s/>// Nbre d'octets minimum attendu (au moins un byte utile)</text:p>
      <text:h text:style-name="Heading_20_3" text:outline-level="3">Fonctions générales (3)</text:h>
      <text:p text:style-name="P5"><text:span text:style-name="T26">void</text:span><text:span text:style-name="T2"> MACPhyUART_Init(</text:span><text:span text:style-name="T26">char</text:span><text:span text:style-name="T2"> My) :</text:span> </text:p>
      <text:list xml:id="list708318267703766773" text:style-name="L2">
        <text:list-item>
          <text:p text:style-name="P36">fixe <text:a xlink:type="simple" xlink:href="mailto:l'@My" text:style-name="Internet_20_link" text:visited-style-name="Visited_20_Internet_20_Link">l'@My</text:a>,</text:p>
        </text:list-item>
        <text:list-item>
          <text:p text:style-name="P36">lance la configuration de l'UART retenue, </text:p>
        </text:list-item>
        <text:list-item>
          <text:p text:style-name="P36">place le module FSK RT606 en réception,</text:p>
        </text:list-item>
        <text:list-item>
          <text:p text:style-name="P36">Lance la configuration du Timer FSM à 1ms,</text:p>
        </text:list-item>
        <text:list-item>
          <text:p text:style-name="P36">lance le systick pour la gestion des TimeOut,</text:p>
        </text:list-item>
        <text:list-item>
          <text:p text:style-name="P36">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
      <text:p text:style-name="Text_20_body"/>
      <text:p text:style-name="P23">PhyUART_StartFSM</text:p>
      <text:list xml:id="list4512423408146684511" text:style-name="L3">
        <text:list-item>
          <text:p text:style-name="P50">Macro qui démarre la pile et qui la place dans l'état d'attente WaitForHeader (Listening)</text:p>
        </text:list-item>
      </text:list>
      <text:p text:style-name="Text_20_body"><text:s/></text:p>
      <text:p text:style-name="P5"><text:span text:style-name="T25">char</text:span> MACPhyUART_IsNewMssg(<text:span text:style-name="T25">voi</text:span>d);</text:p>
      <text:list xml:id="list1826179330626566017" text:style-name="L4">
        <text:list-item>
          <text:p text:style-name="P37">renvoie l'indicateur d'arrivé <text:s/><text:span text:style-name="T2">MACNewStrReceived, </text:span>donc 1 si une nouvelle chaîne est arrivée<text:span text:style-name="T2">.</text:span></text:p>
          <text:p text:style-name="P44"/>
        </text:list-item>
      </text:list>
      <text:h text:style-name="Heading_20_3" text:outline-level="3"><text:soft-page-break/>Getter (5), setter (1)</text:h>
      <text:p text:style-name="P5">Ces fonctions sont directement liées à la variable<text:span text:style-name="T2"> PhyUART_Mssg</text:span> présenté plus haut.</text:p>
      <text:p text:style-name="P51"/>
      <text:p text:style-name="P5"><text:span text:style-name="T25">char </text:span>MACPhyUART_GetLen(<text:span text:style-name="T25">void</text:span>);</text:p>
      <text:list xml:id="list8758060467571604890" text:style-name="L5">
        <text:list-item>
          <text:p text:style-name="P38">renvoie la longueur effective de <text:span text:style-name="T2">MACStrReceived.</text:span></text:p>
          <text:p text:style-name="P45"/>
        </text:list-item>
      </text:list>
      <text:p text:style-name="P8"><text:span text:style-name="T25">int </text:span>MACPhyUART_GetNewMssg (<text:span text:style-name="T25">char</text:span> * AdrString, <text:span text:style-name="T25">int</text:span> Len);</text:p>
      <text:list xml:id="list6694646902905820574" text:style-name="L6">
        <text:list-item>
          <text:p text:style-name="P39">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39">Si la longueur Len est plus petite que la longueur effective de <text:span text:style-name="T2">MACStrReceived</text:span>, la fonction renvoie -1. Sinon elle renvoie 0.</text:p>
        </text:list-item>
      </text:list>
      <text:p text:style-name="P5"/>
      <text:p text:style-name="P8"><text:span text:style-name="T25">char</text:span> MACPhyUART_GetSrcAdress(<text:span text:style-name="T25">void</text:span>);</text:p>
      <text:list xml:id="list5783728411310578107" text:style-name="L7">
        <text:list-item>
          <text:p text:style-name="P40">renvoie l'adresse source du message <text:span text:style-name="T2">MACStrReceived.</text:span></text:p>
        </text:list-item>
      </text:list>
      <text:p text:style-name="P8"/>
      <text:p text:style-name="P5"><text:span text:style-name="T26">PhyUART_StatusType</text:span><text:span text:style-name="T2"> MACPhyUART_Get_Status(</text:span><text:span text:style-name="T26">void</text:span><text:span text:style-name="T2">);</text:span></text:p>
      <text:list xml:id="list7643054634187376955" text:style-name="L8">
        <text:list-item>
          <text:p text:style-name="P41">renvoie l'état dans lequel se trouve la pile, parmi les 4 « macroétat » possibles (voir § <text:span text:style-name="T2">les états de la machine</text:span>).</text:p>
          <text:p text:style-name="P41"><text:span text:style-name="T6">NB</text:span> : la fonction réelle est <text:span text:style-name="T17">PhyUART_Get_Status</text:span> rendue accessible par un <text:span text:style-name="T2">#define</text:span>.</text:p>
          <text:p text:style-name="P52"/>
        </text:list-item>
      </text:list>
      <text:p text:style-name="P5"><text:span text:style-name="T26">PhyUART_ErrorType</text:span><text:span text:style-name="T2"> MACPhyUART_Get_Error(</text:span><text:span text:style-name="T26">void</text:span><text:span text:style-name="T2">);</text:span></text:p>
      <text:list xml:id="list34724603" text:continue-numbering="true" text:style-name="L8">
        <text:list-item>
          <text:p text:style-name="P41">renvoie le statut d'erreur de la pile (voir § <text:span text:style-name="T2">les erreurs gérées</text:span>).</text:p>
          <text:p text:style-name="P41"><text:span text:style-name="T6">NB</text:span> : la fonction réelle est <text:span text:style-name="T17">PhyUART_Get_Error</text:span> rendue accessible par un <text:span text:style-name="T2">#define</text:span>.</text:p>
        </text:list-item>
      </text:list>
      <text:p text:style-name="P5"/>
      <text:p text:style-name="P5"/>
      <text:p text:style-name="P8"><text:span text:style-name="T25">int</text:span> MACPhyUART_SendNewMssg (<text:span text:style-name="T25">char</text:span> DestAdr, <text:span text:style-name="T25">char</text:span> * AdrString, <text:span text:style-name="T25">int</text:span> Len);</text:p>
      <text:list xml:id="list5912597471222565482" text:style-name="L9">
        <text:list-item>
          <text:p text:style-name="P42">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42">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2375410918960921233" text:style-name="L10">
        <text:list-item>
          <text:p text:style-name="P47">cadencement synchrone de la FSM</text:p>
        </text:list-item>
        <text:list-item>
          <text:p text:style-name="P47">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text:p>
      <text:p text:style-name="P10"><text:span text:style-name="T6">NB:</text:span> Cela implique que si du code automatique est généré (HALL, LL), il faut neutraliser tout ce qui implique le Systick !</text:p>
      <text:p text:style-name="P10"/>
      <text:p text:style-name="P10">Le principe est le suivant :</text:p>
      <text:list xml:id="list6740065120865377149" text:style-name="L11">
        <text:list-item>
          <text:p text:style-name="P48">le systick est réglé à 100µs, en interruption,</text:p>
        </text:list-item>
        <text:list-item>
          <text:p text:style-name="P48">un compteur interne est simplement incrémenté, il indique donc le nombre de fois 100µs depuis le démarrage,</text:p>
        </text:list-item>
        <text:list-item>
          <text:p text:style-name="P48">un getter permet de récupérer la valeur de ce compteur et donc permet à la pile de savoir où on en est depuis le lancement du Systick.</text:p>
        </text:list-item>
      </text:list>
      <text:p text:style-name="P10"/>
      <text:p text:style-name="P10"><text:span text:style-name="T6">NB</text:span> : il s'agit d'une variable 32 bits. La durée maximale de comptage est donc (2^32-1)*100µs = 119 heures.</text:p>
      <text:p text:style-name="P10"/>
      <text:p text:style-name="P10">Ces fonctionnalités sont gérée entièrement dans le module <text:span text:style-name="T2">Timer_F103.c/.h</text:span>.</text:p>
      <text:p text:style-name="P10"/>
      <text:p text:style-name="Text_20_body"><text:span text:style-name="T22">La gestion effective des TimeOut se fait dans le module </text:span><text:span text:style-name="T23">MACPhyUART.c</text:span><text:span text:style-name="T22"> (la pile donc).</text:span> </text:p>
      <text:p text:style-name="P10">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10"><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10"><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8" svg:width="2.86cm" svg:height="4.509cm" svg:x="11.733cm" svg:y="3.852cm"><text:p/></draw:rect><draw:rect text:anchor-type="paragraph" draw:z-index="45" draw:style-name="gr30" draw:text-style-name="P58" svg:width="10.311cm" svg:height="7.928cm" svg:x="0.852cm" svg:y="1.953cm"><text:p/></draw:rect><draw:rect text:anchor-type="paragraph" draw:z-index="46" draw:style-name="gr30" draw:text-style-name="P58" svg:width="7.263cm" svg:height="5.591cm" svg:x="2.701cm" svg:y="11.135cm"><text:p/></draw:rect><draw:rect text:anchor-type="paragraph" draw:z-index="47" draw:style-name="gr31" draw:text-style-name="P58" svg:width="2.267cm" svg:height="1.207cm" svg:x="11.464cm" svg:y="12.744cm"><text:p/></draw:rect><draw:frame text:anchor-type="paragraph" draw:z-index="48" draw:style-name="gr32" draw:text-style-name="P59" svg:width="2.202cm" svg:height="0.814cm" svg:x="11.421cm" svg:y="12.935cm"><draw:text-box><text:p text:style-name="P54"><text:span text:style-name="T1">RT606</text:span></text:p><text:p text:style-name="P54"><text:span text:style-name="T1">Module FSK</text:span></text:p></draw:text-box></draw:frame><draw:line text:anchor-type="paragraph" draw:z-index="49" draw:style-name="gr33" draw:text-style-name="P58" svg:x1="13.729cm" svg:y1="13.333cm" svg:x2="15.232cm" svg:y2="13.333cm"><text:p/></draw:line><draw:line text:anchor-type="paragraph" draw:z-index="50" draw:style-name="gr33" draw:text-style-name="P58" svg:x1="15.232cm" svg:y1="11.219cm" svg:x2="15.232cm" svg:y2="13.336cm"><text:p/></draw:line><draw:line text:anchor-type="paragraph" draw:z-index="51" draw:style-name="gr33" draw:text-style-name="P58" svg:x1="15.232cm" svg:y1="11.598cm" svg:x2="15.401cm" svg:y2="11.196cm"><text:p/></draw:line><draw:line text:anchor-type="paragraph" draw:z-index="52" draw:style-name="gr33" draw:text-style-name="P58" svg:x1="15.062cm" svg:y1="11.219cm" svg:x2="15.231cm" svg:y2="11.6cm"><text:p/></draw:line><draw:rect text:anchor-type="paragraph" draw:z-index="53" draw:style-name="gr31" draw:text-style-name="P58" svg:width="2.266cm" svg:height="1.207cm" svg:x="6.108cm" svg:y="12.681cm"><text:p/></draw:rect><draw:frame text:anchor-type="paragraph" draw:z-index="54" draw:style-name="gr34" draw:text-style-name="P59" svg:width="2.202cm" svg:height="0.408cm" svg:x="6.108cm" svg:y="13.122cm"><draw:text-box><text:p text:style-name="P54"><text:span text:style-name="T1">UART</text:span></text:p></draw:text-box></draw:frame><draw:line text:anchor-type="paragraph" draw:z-index="55" draw:style-name="gr35" draw:text-style-name="P58" svg:x1="8.374cm" svg:y1="12.98cm" svg:x2="11.464cm" svg:y2="12.98cm"><text:p/></draw:line><draw:line text:anchor-type="paragraph" draw:z-index="56" draw:style-name="gr35" draw:text-style-name="P58" svg:x1="11.464cm" svg:y1="13.315cm" svg:x2="8.374cm" svg:y2="13.315cm"><text:p/></draw:line><draw:frame text:anchor-type="paragraph" draw:z-index="57" draw:style-name="gr34" draw:text-style-name="P59" svg:width="0.826cm" svg:height="0.408cm" svg:x="10.319cm" svg:y="12.589cm"><draw:text-box><text:p text:style-name="P54"><text:span text:style-name="T1">Tx</text:span></text:p></draw:text-box></draw:frame><draw:frame text:anchor-type="paragraph" draw:z-index="58" draw:style-name="gr34" draw:text-style-name="P59" svg:width="0.826cm" svg:height="0.408cm" svg:x="10.393cm" svg:y="12.98cm"><draw:text-box><text:p text:style-name="P54"><text:span text:style-name="T1">Rx</text:span></text:p></draw:text-box></draw:frame><draw:frame text:anchor-type="paragraph" draw:z-index="59" draw:style-name="gr34" draw:text-style-name="P59" svg:width="0.826cm" svg:height="0.408cm" svg:x="10.393cm" svg:y="13.316cm"><draw:text-box><text:p text:style-name="P54"><text:span text:style-name="T1">/CD</text:span></text:p></draw:text-box></draw:frame><draw:line text:anchor-type="paragraph" draw:z-index="60" draw:style-name="gr33" draw:text-style-name="P58" svg:x1="8.374cm" svg:y1="13.654cm" svg:x2="11.464cm" svg:y2="13.654cm"><text:p/></draw:line><draw:line text:anchor-type="paragraph" draw:z-index="61" draw:style-name="gr33" draw:text-style-name="P58" svg:x1="8.712cm" svg:y1="13.654cm" svg:x2="8.712cm" svg:y2="15.771cm"><text:p/></draw:line><draw:rect text:anchor-type="paragraph" draw:z-index="62" draw:style-name="gr36" draw:text-style-name="P58" svg:width="1.715cm" svg:height="1.209cm" svg:x="6.172cm" svg:y="15.132cm"><text:p/></draw:rect><draw:line text:anchor-type="paragraph" draw:z-index="63" draw:style-name="gr35" draw:text-style-name="P58" svg:x1="8.714cm" svg:y1="15.768cm" svg:x2="7.846cm" svg:y2="15.768cm"><text:p/></draw:line><draw:frame text:anchor-type="paragraph" draw:z-index="64" draw:style-name="gr32" draw:text-style-name="P59" svg:width="2.202cm" svg:height="0.814cm" svg:x="6.024cm" svg:y="15.238cm"><draw:text-box><text:p text:style-name="P54"><text:span text:style-name="T1">handler</text:span></text:p><text:p text:style-name="P54"><text:span text:style-name="T1">IT ext</text:span></text:p></draw:text-box></draw:frame><draw:frame text:anchor-type="paragraph" draw:z-index="65" draw:style-name="gr34" draw:text-style-name="P59" svg:width="0.826cm" svg:height="0.408cm" svg:x="8.712cm" svg:y="14.631cm"><draw:text-box><text:p text:style-name="P54"><text:span text:style-name="T1">IT</text:span></text:p></draw:text-box></draw:frame><draw:g text:anchor-type="paragraph" draw:z-index="66" draw:style-name="gr1"><draw:line draw:style-name="gr37" draw:text-style-name="P58" svg:x1="9.497cm" svg:y1="14.564cm" svg:x2="9.497cm" svg:y2="15.009cm"><text:p/></draw:line><draw:line draw:style-name="gr12" draw:text-style-name="P58" svg:x1="9.347cm" svg:y1="14.564cm" svg:x2="9.495cm" svg:y2="14.564cm"><text:p/></draw:line><draw:line draw:style-name="gr12" draw:text-style-name="P58" svg:x1="9.497cm" svg:y1="15.007cm" svg:x2="9.688cm" svg:y2="15.007cm"><text:p/></draw:line></draw:g><draw:line text:anchor-type="paragraph" draw:z-index="67" draw:style-name="gr35" draw:text-style-name="P58" svg:x1="7.125cm" svg:y1="15.132cm" svg:x2="7.125cm" svg:y2="13.887cm"><text:p/></draw:line><draw:frame text:anchor-type="paragraph" draw:z-index="68" draw:style-name="gr32" draw:text-style-name="P59" svg:width="1.101cm" svg:height="0.814cm" svg:x="7.23cm" svg:y="14.125cm"><draw:text-box><text:p text:style-name="P54"><text:span text:style-name="T1">RE = 1</text:span></text:p><text:p text:style-name="P54"><text:span text:style-name="T1">Ou 0</text:span></text:p></draw:text-box></draw:frame><draw:rect text:anchor-type="paragraph" draw:z-index="72" draw:style-name="gr39" draw:text-style-name="P58" svg:width="2.924cm" svg:height="0.784cm" svg:x="2.701cm" svg:y="11.135cm"><text:p/></draw:rect><draw:line text:anchor-type="paragraph" draw:z-index="73" draw:style-name="gr40" draw:text-style-name="P58" svg:x1="9.961cm" svg:y1="11.727cm" svg:x2="12.184cm" svg:y2="11.727cm"><text:p/></draw:line><draw:line text:anchor-type="paragraph" draw:z-index="74" draw:style-name="gr35" draw:text-style-name="P58" svg:x1="12.184cm" svg:y1="11.727cm" svg:x2="12.184cm" svg:y2="12.743cm"><text:p/></draw:line><draw:line text:anchor-type="paragraph" draw:z-index="75" draw:style-name="gr40" draw:text-style-name="P58" svg:x1="9.961cm" svg:y1="11.45cm" svg:x2="12.607cm" svg:y2="11.452cm"><text:p/></draw:line><draw:line text:anchor-type="paragraph" draw:z-index="76" draw:style-name="gr35" draw:text-style-name="P58" svg:x1="12.607cm" svg:y1="11.45cm" svg:x2="12.607cm" svg:y2="12.741cm"><text:p/></draw:line><draw:frame text:anchor-type="paragraph" draw:z-index="77" draw:style-name="gr34" draw:text-style-name="P59" svg:width="1.546cm" svg:height="0.408cm" svg:x="11.061cm" svg:y="11.023cm"><draw:text-box><text:p text:style-name="P54"><text:span text:style-name="T1">Tx_Cmde</text:span></text:p></draw:text-box></draw:frame><draw:frame text:anchor-type="paragraph" draw:z-index="78" draw:style-name="gr34" draw:text-style-name="P59" svg:width="1.546cm" svg:height="0.408cm" svg:x="10.638cm" svg:y="11.728cm"><draw:text-box><text:p text:style-name="P54"><text:span text:style-name="T1">Rx_Cmde</text:span></text:p></draw:text-box></draw:frame><draw:frame text:anchor-type="paragraph" draw:z-index="79" draw:style-name="gr34" draw:text-style-name="P59" svg:width="1.546cm" svg:height="0.408cm" svg:x="14.406cm" svg:y="13.624cm"><draw:text-box><text:p text:style-name="P54"><text:span text:style-name="T1">433MHz</text:span></text:p></draw:text-box></draw:frame><draw:frame text:anchor-type="paragraph" draw:z-index="80" draw:style-name="gr41" draw:text-style-name="P64" svg:width="2.902cm" svg:height="3.345cm" svg:x="2.955cm" svg:y="12.1cm"><draw:text-box><text:p text:style-name="P63"><text:span text:style-name="T40">#define </text:span></text:p><text:p text:style-name="P63"><text:span text:style-name="T41">UART_FSK</text:span></text:p><text:p text:style-name="P63"><text:span text:style-name="T41">UseCarrierDetect</text:span></text:p><text:p text:style-name="P63"><text:span text:style-name="T41"/></text:p><text:p text:style-name="P63"><text:span text:style-name="T41">CD_GPIO</text:span></text:p><text:p text:style-name="P63"><text:span text:style-name="T41">CD_Pin</text:span></text:p><text:p text:style-name="P63"><text:span text:style-name="T41">Rx_Cmde_GPIO</text:span></text:p><text:p text:style-name="P63"><text:span text:style-name="T41">Rx_Cmde_Pin</text:span></text:p><text:p text:style-name="P63"><text:span text:style-name="T41">Tx_Cmde_GPIO</text:span></text:p><text:p text:style-name="P63"><text:span text:style-name="T41">Tx_Cmde_Pin</text:span></text:p></draw:text-box></draw:frame><draw:frame text:anchor-type="paragraph" draw:z-index="81" draw:style-name="gr38" draw:text-style-name="P64" svg:width="2.341cm" svg:height="0.655cm" svg:x="3.683cm" svg:y="15.692cm"><draw:text-box><text:p text:style-name="P63"><text:span text:style-name="T41">Ifdef</text:span></text:p><text:p text:style-name="P63"><text:span text:style-name="T41">UseCarrierDetect</text:span></text:p></draw:text-box></draw:frame><draw:custom-shape text:anchor-type="paragraph" draw:z-index="82" draw:style-name="gr42" draw:text-style-name="P58"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8" svg:width="2.964cm" svg:height="1.214cm" svg:x="5.537cm" svg:y="8.086cm"><text:p/></draw:rect><draw:frame text:anchor-type="paragraph" draw:z-index="84" draw:style-name="gr34" draw:text-style-name="P59" svg:width="2.901cm" svg:height="0.408cm" svg:x="5.6cm" svg:y="8.534cm"><draw:text-box><text:p text:style-name="P54"><text:span text:style-name="T1">UART_Callback</text:span></text:p></draw:text-box></draw:frame><draw:line text:anchor-type="paragraph" draw:z-index="85" draw:style-name="gr35" draw:text-style-name="P58" svg:x1="5.792cm" svg:y1="8.084cm" svg:x2="5.792cm" svg:y2="7.257cm"><text:p/></draw:line><draw:frame text:anchor-type="paragraph" draw:z-index="86" draw:style-name="gr43" draw:text-style-name="P65" svg:width="1.715cm" svg:height="0.422cm" svg:x="5.897cm" svg:y="7.609cm"><draw:text-box><text:p text:style-name="P54"><text:span text:style-name="T21">UART_Receiv</text:span></text:p></draw:text-box></draw:frame><draw:line text:anchor-type="paragraph" draw:z-index="87" draw:style-name="gr35" draw:text-style-name="P58" svg:x1="7.908cm" svg:y1="8.085cm" svg:x2="7.908cm" svg:y2="7.259cm"><text:p/></draw:line><draw:frame text:anchor-type="paragraph" draw:z-index="88" draw:style-name="gr44" draw:text-style-name="P65" svg:width="3.072cm" svg:height="0.329cm" svg:x="7.908cm" svg:y="7.567cm"><draw:text-box><text:p text:style-name="P54"><text:span text:style-name="T21">UART_HeaderDetected</text:span></text:p></draw:text-box></draw:frame><draw:frame text:anchor-type="paragraph" draw:z-index="89" draw:style-name="gr34" draw:text-style-name="P62" svg:width="2.901cm" svg:height="0.408cm" svg:x="0.873cm" svg:y="2.069cm"><draw:text-box><text:p text:style-name="P54"><text:span text:style-name="T29">MACPhyUART.c</text:span></text:p></draw:text-box></draw:frame><draw:rect text:anchor-type="paragraph" draw:z-index="90" draw:style-name="gr39" draw:text-style-name="P58" svg:width="2.922cm" svg:height="0.786cm" svg:x="0.852cm" svg:y="1.953cm"><text:p/></draw:rect><draw:rect text:anchor-type="paragraph" draw:z-index="91" draw:style-name="gr36" draw:text-style-name="P58" svg:width="5.074cm" svg:height="2.319cm" svg:x="3.644cm" svg:y="4.951cm"><text:p/></draw:rect><draw:frame text:anchor-type="paragraph" draw:z-index="92" draw:style-name="gr45" draw:text-style-name="P59" svg:width="2.901cm" svg:height="0.735cm" svg:x="5.962cm" svg:y="5.039cm"><draw:text-box><text:p text:style-name="P54"><text:span text:style-name="T1">PhyUART_FSM</text:span></text:p><text:p text:style-name="P54"><text:span text:style-name="T21">(synchrone)</text:span></text:p></draw:text-box></draw:frame><draw:ellipse text:anchor-type="paragraph" draw:z-index="93" draw:style-name="gr46" draw:text-style-name="P58" svg:width="0.318cm" svg:height="0.235cm" svg:x="7.223cm" svg:y="6.02cm"><text:p/></draw:ellipse><draw:ellipse text:anchor-type="paragraph" draw:z-index="94" draw:style-name="gr46" draw:text-style-name="P58" svg:width="0.318cm" svg:height="0.234cm" svg:x="7.731cm" svg:y="6.465cm"><text:p/></draw:ellipse><draw:ellipse text:anchor-type="paragraph" draw:z-index="95" draw:style-name="gr46" draw:text-style-name="P58" svg:width="0.318cm" svg:height="0.235cm" svg:x="7.054cm" svg:y="6.505cm"><text:p/></draw:ellipse><draw:path text:anchor-type="paragraph" draw:z-index="96" draw:style-name="gr46" draw:text-style-name="P58" svg:width="0.318cm" svg:height="0.345cm" svg:x="7.541cm" svg:y="6.116cm" svg:viewBox="0 0 319 346" svg:d="M0 2c319-29 319 344 319 344"><text:p/></draw:path><draw:path text:anchor-type="paragraph" draw:z-index="97" draw:style-name="gr46" draw:text-style-name="P58" svg:width="0.548cm" svg:height="0.086cm" svg:x="7.294cm" svg:y="6.696cm" svg:viewBox="0 0 549 87" svg:d="M549 0c-475 168-549 42-549 42"><text:p/></draw:path><draw:path text:anchor-type="paragraph" draw:z-index="98" draw:style-name="gr46" draw:text-style-name="P58" svg:width="0.188cm" svg:height="0.272cm" svg:x="7.034cm" svg:y="6.232cm" svg:viewBox="0 0 189 273" svg:d="M189 0c-275 105-169 273-169 273"><text:p/></draw:path><draw:rect text:anchor-type="paragraph" draw:z-index="99" draw:style-name="gr31" draw:text-style-name="P58" svg:width="2.343cm" svg:height="0.9cm" svg:x="11.85cm" svg:y="6.623cm"><text:p/></draw:rect><draw:frame text:anchor-type="paragraph" draw:z-index="100" draw:style-name="gr45" draw:text-style-name="P59" svg:width="2.214cm" svg:height="0.735cm" svg:x="11.979cm" svg:y="6.623cm"><draw:text-box><text:p text:style-name="P54"><text:span text:style-name="T1">Timer FSM</text:span></text:p><text:p text:style-name="P54"><text:span text:style-name="T21">(1ms / 100µs)</text:span></text:p></draw:text-box></draw:frame><draw:line text:anchor-type="paragraph" draw:z-index="101" draw:style-name="gr35" draw:text-style-name="P58" svg:x1="11.851cm" svg:y1="6.846cm" svg:x2="8.718cm" svg:y2="6.846cm"><text:p/></draw:line><draw:frame text:anchor-type="paragraph" draw:z-index="102" draw:style-name="gr47" draw:text-style-name="P59" svg:width="2.027cm" svg:height="0.493cm" svg:x="8.862cm" svg:y="6.332cm"><draw:text-box><text:p text:style-name="P54"><text:span text:style-name="T1">IT </text:span><text:span text:style-name="T21">(1ms / 100µs)</text:span></text:p></draw:text-box></draw:frame><draw:rect text:anchor-type="paragraph" draw:z-index="103" draw:style-name="gr31" draw:text-style-name="P58" svg:width="2.343cm" svg:height="0.9cm" svg:x="11.85cm" svg:y="5.401cm"><text:p/></draw:rect><draw:frame text:anchor-type="paragraph" draw:z-index="104" draw:style-name="gr45" draw:text-style-name="P59" svg:width="2.214cm" svg:height="0.735cm" svg:x="11.85cm" svg:y="5.401cm"><draw:text-box><text:p text:style-name="P54"><text:span text:style-name="T1">systick</text:span></text:p><text:p text:style-name="P54"><text:span text:style-name="T21">( 100µs)</text:span></text:p></draw:text-box></draw:frame><draw:rect text:anchor-type="paragraph" draw:z-index="105" draw:style-name="gr36" draw:text-style-name="P58" svg:width="2.442cm" svg:height="0.759cm" svg:x="11.913cm" svg:y="4.156cm"><text:p/></draw:rect><draw:line text:anchor-type="paragraph" draw:z-index="106" draw:style-name="gr35" draw:text-style-name="P58" svg:x1="12.933cm" svg:y1="5.4cm" svg:x2="12.933cm" svg:y2="4.929cm"><text:p/></draw:line><draw:frame text:anchor-type="paragraph" draw:z-index="107" draw:style-name="gr45" draw:text-style-name="P59" svg:width="2.902cm" svg:height="0.735cm" svg:x="11.693cm" svg:y="4.119cm"><draw:text-box><text:p text:style-name="P54"><text:span text:style-name="T1">Systickhandler</text:span></text:p><text:p text:style-name="P54"><text:span text:style-name="T21">( Cpt_100us++)</text:span></text:p></draw:text-box></draw:frame><draw:line text:anchor-type="paragraph" draw:z-index="108" draw:style-name="gr35" draw:text-style-name="P58" svg:x1="8.243cm" svg:y1="4.361cm" svg:x2="8.243cm" svg:y2="4.952cm"><text:p/></draw:line><draw:line text:anchor-type="paragraph" draw:z-index="109" draw:style-name="gr40" draw:text-style-name="P58" svg:x1="8.243cm" svg:y1="4.361cm" svg:x2="11.914cm" svg:y2="4.361cm"><text:p/></draw:line><draw:frame text:anchor-type="paragraph" draw:z-index="110" draw:style-name="gr34" draw:text-style-name="P62" svg:width="2.901cm" svg:height="0.408cm" svg:x="11.257cm" svg:y="7.908cm"><draw:text-box><text:p text:style-name="P54"><text:span text:style-name="T29"><text:s text:c="4"/></text:span><text:span text:style-name="T29">Timer_F103.c</text:span></text:p></draw:text-box></draw:frame><draw:frame text:anchor-type="paragraph" draw:z-index="112" draw:style-name="gr45" draw:text-style-name="P59" svg:width="2.756cm" svg:height="0.735cm" svg:x="8.096cm" svg:y="3.948cm"><draw:text-box><text:p text:style-name="P54"><text:span text:style-name="T1">Cpt_100us </text:span></text:p><text:p text:style-name="P54"><text:span text:style-name="T21">(gestion des timeout)</text:span></text:p></draw:text-box></draw:frame><draw:line text:anchor-type="paragraph" draw:z-index="114" draw:style-name="gr33" draw:text-style-name="P58" svg:x1="4.879cm" svg:y1="9.566cm" svg:x2="6.382cm" svg:y2="9.566cm"><text:p/></draw:line><draw:frame text:anchor-type="paragraph" draw:z-index="115" draw:style-name="gr48" draw:text-style-name="P64" svg:width="2.389cm" svg:height="2.317cm" svg:x="3.72cm" svg:y="4.928cm"><draw:text-box><text:p text:style-name="P63"><text:span text:style-name="T31">FSM States</text:span></text:p><text:p text:style-name="P63"><text:span text:style-name="T42">Init</text:span></text:p><text:p text:style-name="P63"><text:span text:style-name="T42">WaitForHeader</text:span></text:p><text:p text:style-name="P63"><text:span text:style-name="T42">ReadingFrame</text:span></text:p><text:p text:style-name="P63"><text:span text:style-name="T42">CheckSum</text:span></text:p><text:p text:style-name="P63"><text:span text:style-name="T42">UpdateMssgForMAC</text:span></text:p><text:p text:style-name="P63"><text:span text:style-name="T42">Framing</text:span></text:p><text:p text:style-name="P63"><text:span text:style-name="T42">SendMssg</text:span></text:p></draw:text-box></draw:frame><draw:frame text:anchor-type="paragraph" draw:z-index="116" draw:style-name="gr49" draw:text-style-name="P64" svg:width="5.143cm" svg:height="1.714cm" svg:x="4.489cm" svg:y="2.648cm"><draw:text-box><text:p text:style-name="P63"><text:span text:style-name="T40">Etats du module MACPhyUART</text:span></text:p><text:p text:style-name="P63"><text:span text:style-name="T43">Ready</text:span></text:p><text:p text:style-name="P63"><text:span text:style-name="T43">Listening</text:span></text:p><text:p text:style-name="P63"><text:span text:style-name="T43">ReceivingMssg</text:span></text:p><text:p text:style-name="P63"><text:span text:style-name="T43">SendingMssg</text:span></text:p></draw:text-box></draw:frame><draw:polygon text:anchor-type="paragraph" draw:z-index="117" draw:style-name="gr50" draw:text-style-name="P58" svg:width="14.853cm" svg:height="16.841cm" svg:x="0.378cm" svg:y="0.48cm" svg:viewBox="0 0 14854 16842" draw:points="19,2 14854,2 14854,9102 14854,9468 10037,9468 10037,16842 74,16842 0,0"><text:p/></draw:polygon><draw:frame text:anchor-type="paragraph" draw:z-index="118" draw:style-name="gr34" draw:text-style-name="P62" svg:width="2.901cm" svg:height="0.408cm" svg:x="0.377cm" svg:y="0.603cm"><draw:text-box><text:p text:style-name="P54"><text:span text:style-name="T29">STM32F103</text:span></text:p></draw:text-box></draw:frame><draw:rect text:anchor-type="paragraph" draw:z-index="119" draw:style-name="gr51" draw:text-style-name="P58" svg:width="2.922cm" svg:height="0.786cm" svg:x="0.377cm" svg:y="0.48cm"><text:p/></draw:rect><draw:custom-shape text:anchor-type="paragraph" draw:z-index="120" draw:style-name="gr52" draw:text-style-name="P66"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2" svg:width="2.901cm" svg:height="0.408cm" svg:x="4.96cm" svg:y="1.647cm"><draw:text-box><text:p text:style-name="P54"><text:span text:style-name="T29">API de la pile</text:span></text:p></draw:text-box></draw:frame><draw:line text:anchor-type="paragraph" draw:z-index="122" draw:style-name="gr53" draw:text-style-name="P58" svg:x1="6.359cm" svg:y1="1.546cm" svg:x2="6.359cm" svg:y2="0.952cm"><text:p/></draw:line><draw:frame text:anchor-type="paragraph" draw:z-index="123" draw:style-name="gr34" draw:text-style-name="P62" svg:width="2.901cm" svg:height="0.408cm" svg:x="5.087cm" svg:y="0.624cm"><draw:text-box><text:p text:style-name="P54"><text:span text:style-name="T29">MAC layer</text:span></text:p></draw:text-box></draw:frame><draw:custom-shape text:anchor-type="paragraph" draw:z-index="124" draw:style-name="gr52" draw:text-style-name="P66"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7" svg:width="2.901cm" svg:height="0.258cm" svg:x="11.913cm" svg:y="3.665cm"><draw:text-box><text:p text:style-name="P54"><text:span text:style-name="T44">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8" svg:x1="4.879cm" svg:y1="2.328cm" svg:x2="4.879cm" svg:y2="0.007cm"><text:p/></draw:line></text:p>
      <text:p text:style-name="P10"><draw:rect text:anchor-type="paragraph" draw:z-index="111" draw:style-name="gr39" draw:text-style-name="P58" svg:width="2.424cm" svg:height="0.454cm" svg:x="11.733cm" svg:y="0.012cm"><text:p/></draw:rect></text:p>
      <text:p text:style-name="P10"/>
      <text:p text:style-name="P10"><draw:line text:anchor-type="paragraph" draw:z-index="113" draw:style-name="gr35" draw:text-style-name="P58" svg:x1="6.382cm" svg:y1="0.355cm" svg:x2="6.382cm" svg:y2="1.576cm"><text:p/></draw:line><draw:line text:anchor-type="paragraph" draw:z-index="69" draw:style-name="gr35" draw:text-style-name="P58" svg:x1="8.151cm" svg:y1="3.455cm" svg:x2="8.151cm" svg:y2="0.089cm"><text:p/></draw:line></text:p>
      <text:p text:style-name="P10"/>
      <text:p text:style-name="P10"><draw:custom-shape text:anchor-type="paragraph" draw:z-index="125" draw:style-name="gr52" draw:text-style-name="P66"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2" svg:width="2.902cm" svg:height="0.814cm" svg:x="2.722cm" svg:y="-0.049cm"><draw:text-box><text:p text:style-name="P54"><text:span text:style-name="T29">FSK_103.c</text:span></text:p><text:p text:style-name="P54"><text:span text:style-name="T29">UART_103.c</text:span></text:p></draw:text-box></draw:frame><draw:frame text:anchor-type="paragraph" draw:z-index="127" draw:style-name="gr44" draw:text-style-name="P68" svg:width="2.902cm" svg:height="0.329cm" svg:x="5.378cm" svg:y="-0.162cm"><draw:text-box><text:p text:style-name="P54"><text:span text:style-name="T45">API FSK_103</text:span></text:p></draw:text-box></draw:frame></text:p>
      <text:p text:style-name="P10"><draw:frame text:anchor-type="paragraph" draw:z-index="70" draw:style-name="gr38" draw:text-style-name="P61" svg:width="1.632cm" svg:height="0.655cm" svg:x="6.509cm" svg:y="0.014cm"><draw:text-box><text:p text:style-name="P60"><text:span text:style-name="T21">IT</text:span></text:p><text:p text:style-name="P60"><text:span text:style-name="T21">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p text:style-name="P10"/>
      <text:h text:style-name="Heading_20_3" text:outline-level="3">Architecture logicielle </text:h>
      <text:p text:style-name="Text_20_body"/>
      <text:p text:style-name="P10">Elle se découpe en deux parties, la partie générale, indépendante du µC et les drivers.</text:p>
      <text:p text:style-name="P10"/>
      <text:p text:style-name="P11">Version pour STM32F103RB</text:p>
      <text:p text:style-name="P10"><draw:frame draw:style-name="fr1" draw:name="images1" text:anchor-type="paragraph" svg:width="15.804cm" svg:height="11.197cm" draw:z-index="129"><draw:image xlink:href="Pictures/2000000700003DBD00002BBE07E6EB5E.svm" xlink:type="simple" xlink:show="embed" xlink:actuate="onLoad"/></draw:frame></text:p>
      <text:p text:style-name="P10">L'utilisateur doit opérer tous les réglages #define décrits dans le diagramme de classes afin de bien paramétrer la pile. </text:p>
      <text:p text:style-name="P10"/>
      <text:p text:style-name="P10">A faire :</text:p>
      <text:p text:style-name="P10">Mettre au propre tous les commentaires comme cube IDE </text:p>
      <text:p text:style-name="P10">Faire l'architecture logicielle en version L031.</text:p>
      <text:p text:style-name="P10"/>
      <text:p text:style-name="P10"/>
      <text:p text:style-name="P10"/>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6T14:47:43</dc:date>
    <meta:editing-duration>P8DT2H30M47S</meta:editing-duration>
    <meta:editing-cycles>212</meta:editing-cycles>
    <meta:generator>OpenOffice/4.1.13$Win32 OpenOffice.org_project/4113m1$Build-9810</meta:generator>
    <meta:print-date>2011-11-29T11:08:14.52</meta:print-date>
    <dc:creator>Thierry ROCACHER</dc:creator>
    <meta:document-statistic meta:table-count="0" meta:image-count="2" meta:object-count="0" meta:page-count="15" meta:paragraph-count="239" meta:word-count="3017" meta:character-count="18573"/>
    <meta:user-defined meta:name="Info 1"/>
    <meta:user-defined meta:name="Info 2"/>
    <meta:user-defined meta:name="Info 3"/>
    <meta:user-defined meta:name="Info 4"/>
  </office:meta>
</office:document-meta>
</file>